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c792" officeooo:paragraph-rsid="0009c792"/>
    </style:style>
    <style:style style:name="P2" style:family="paragraph" style:parent-style-name="Standard" style:master-page-name="Teststyle">
      <style:paragraph-properties style:page-number="auto"/>
      <style:text-properties officeooo:rsid="00085e2b" officeooo:paragraph-rsid="00085e2b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Hi <text:database-display text:table-name="Tabelle1" text:table-type="table" text:column-name="Vorname" text:database-name="4_v01">&lt;Vorname&gt;</text:database-display>!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09c792" officeooo:paragraph-rsid="0009c792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40.01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5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8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9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</office:automatic-styles>
  <office:master-styles>
    <style:master-page style:name="Standard" style:page-layout-name="Mpm1"/>
    <style:master-page style:name="Teststyle" style:page-layout-name="Mpm2">
      <style:header>
        <text:p text:style-name="MP1">Testheader</text:p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2:34:40.277000000</meta:creation-date>
    <dc:date>2018-12-19T00:05:52.745000000</dc:date>
    <meta:editing-duration>PT15M35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" meta:word-count="3" meta:character-count="23" meta:non-whitespace-character-count="22"/>
  </office:meta>
</office:document-meta>
</file>